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29a9" officeooo:paragraph-rsid="001729a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29a9" officeooo:paragraph-rsid="001729a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7f068" officeooo:paragraph-rsid="0017f06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ae98" officeooo:paragraph-rsid="0019ae9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249c" officeooo:paragraph-rsid="001b249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9ae98" officeooo:paragraph-rsid="0019ae9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c164" officeooo:paragraph-rsid="0019c16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b249c" officeooo:paragraph-rsid="001b249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249c" officeooo:paragraph-rsid="001b249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00d2b" officeooo:paragraph-rsid="00200d2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00d2b" officeooo:paragraph-rsid="00200d2b" style:font-size-asian="12.25pt" style:font-weight-asian="bold" style:font-size-complex="14pt" style:font-weight-complex="bold"/>
    </style:style>
    <style:style style:name="T1" style:family="text">
      <style:text-properties officeooo:rsid="001b249c"/>
    </style:style>
    <style:style style:name="T2" style:family="text">
      <style:text-properties officeooo:rsid="001ce1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249c" style:font-weight-asian="bold" style:font-weight-complex="bold"/>
    </style:style>
    <style:style style:name="T5" style:family="text">
      <style:text-properties officeooo:rsid="001da4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 OS</text:p>
      <text:p text:style-name="P2">Q.1.---------------&gt;?</text:p>
      <text:p text:style-name="P2">------&gt;</text:p>
      <text:p text:style-name="P2"/>
      <text:p text:style-name="P2">tejas@tejas-VirtualBox:~/practice/Assignment_5_os$ gedit Assignment_5_q1.c</text:p>
      <text:p text:style-name="P2">tejas@tejas-VirtualBox:~/practice/Assignment_5_os$ gcc Assignment_5_q1.c</text:p>
      <text:p text:style-name="P2">Assignment_5_q1.c: In function ‘main’:</text:p>
      <text:p text:style-name="P2">Assignment_5_q1.c:23:9: warning: ‘return’ with a value, in function returning void</text:p>
      <text:p text:style-name="P2"><text:s text:c="3"/>23 | <text:s/>return 1;</text:p>
      <text:p text:style-name="P2"><text:s text:c="6"/>| <text:s text:c="8"/>^</text:p>
      <text:p text:style-name="P2">Assignment_5_q1.c:6:6: note: declared here</text:p>
      <text:p text:style-name="P2"><text:s text:c="4"/>6 | void main()</text:p>
      <text:p text:style-name="P2"><text:s text:c="6"/>| <text:s text:c="5"/>^~~~</text:p>
      <text:p text:style-name="P2">tejas@tejas-VirtualBox:~/practice/Assignment_5_os$ ./a.out</text:p>
      <text:p text:style-name="P2">reading from Parent Process: HI</text:p>
      <text:p text:style-name="P2">reading from Child Process: Hello</text:p>
      <text:p text:style-name="P2">tejas@tejas-VirtualBox:~/practice/Assignment_5_os$ </text:p>
      <text:p text:style-name="P2"/>
      <text:p text:style-name="P2">------------------------------------------------------------------------------------------------------</text:p>
      <text:p text:style-name="P2"/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void main()</text:p>
      <text:p text:style-name="P2">{</text:p>
      <text:p text:style-name="P2">pid_t ref;</text:p>
      <text:p text:style-name="P2">pid_t ret;</text:p>
      <text:p text:style-name="P2">int fds[2];</text:p>
      <text:p text:style-name="P2">int status;</text:p>
      <text:p text:style-name="P2">char writemessages[2][40]={"HI"};</text:p>
      <text:p text:style-name="P2">char readmessage[20];</text:p>
      <text:p text:style-name="P2">int tds[2];</text:p>
      <text:p text:style-name="P2">int tstatus;</text:p>
      <text:p text:style-name="P2">char writemsg[2][40]={"Hello"};</text:p>
      <text:p text:style-name="P2">char readmsg[20];</text:p>
      <text:p text:style-name="P2">tstatus=pipe(tds);</text:p>
      <text:p text:style-name="P2">status=pipe(fds);</text:p>
      <text:p text:style-name="P2">if(status == -1)</text:p>
      <text:p text:style-name="P2">{</text:p>
      <text:p text:style-name="P2"><text:tab/>printf("unable to create pipe\n");</text:p>
      <text:p text:style-name="P2"><text:tab/>return 1;</text:p>
      <text:p text:style-name="P2">}</text:p>
      <text:p text:style-name="P2">else</text:p>
      <text:p text:style-name="P2">{<text:tab/></text:p>
      <text:p text:style-name="P2"><text:soft-page-break/><text:tab/>if(tstatus == -1)</text:p>
      <text:p text:style-name="P2"><text:tab/>{</text:p>
      <text:p text:style-name="P2"><text:tab/><text:tab/>printf("unable to create pipe\n");</text:p>
      <text:p text:style-name="P2"><text:tab/><text:tab/>return 1;</text:p>
      <text:p text:style-name="P2"><text:tab/>}</text:p>
      <text:p text:style-name="P2"><text:tab/>else</text:p>
      <text:p text:style-name="P2"><text:tab/>{</text:p>
      <text:p text:style-name="P2"><text:tab/><text:tab/>ref=fork();</text:p>
      <text:p text:style-name="P2"><text:tab/><text:tab/>if(ref == 0)</text:p>
      <text:p text:style-name="P2"><text:tab/><text:tab/>{</text:p>
      <text:p text:style-name="P2"><text:tab/><text:tab/>close(tds[0]);</text:p>
      <text:p text:style-name="P2"><text:tab/><text:tab/>printf("reading from Child Process: %s\n",writemsg[0]);</text:p>
      <text:p text:style-name="P2"><text:tab/><text:tab/>write(tds[1], writemsg[0], sizeof(writemsg[0]));</text:p>
      <text:p text:style-name="P2"><text:tab/><text:tab/>close(tds[1]);</text:p>
      <text:p text:style-name="P2"><text:tab/><text:tab/>read(tds[0], readmsg, sizeof(readmsg));</text:p>
      <text:p text:style-name="P2"><text:tab/><text:tab/>//printf("reading from Child Process: %c\n",readmsg);</text:p>
      <text:p text:style-name="P2"><text:tab/><text:tab/>close(tds[0]);</text:p>
      <text:p text:style-name="P2"><text:tab/><text:tab/>}</text:p>
      <text:p text:style-name="P2"><text:tab/><text:tab/>else</text:p>
      <text:p text:style-name="P2"><text:tab/><text:tab/>{</text:p>
      <text:p text:style-name="P2"><text:tab/><text:tab/>close(fds[0]);</text:p>
      <text:p text:style-name="P2"><text:tab/><text:tab/>printf("reading from Parent Process: %s\n",writemessages[0]);</text:p>
      <text:p text:style-name="P2"><text:tab/><text:tab/>write(fds[1], writemessages[0], sizeof(writemessages[0]));</text:p>
      <text:p text:style-name="P2"><text:tab/><text:tab/>close(fds[1]);</text:p>
      <text:p text:style-name="P2"><text:tab/><text:tab/>read(fds[0], readmessage, sizeof(readmessage));</text:p>
      <text:p text:style-name="P2"><text:tab/><text:tab/>//printf("reading from Parent Process: %c\n",readmessage);</text:p>
      <text:p text:style-name="P2"><text:tab/><text:tab/>close(fds[0]);</text:p>
      <text:p text:style-name="P2"><text:tab/><text:tab/>}</text:p>
      <text:p text:style-name="P2"><text:tab/>}</text:p>
      <text:p text:style-name="P2">}</text:p>
      <text:p text:style-name="P2"><text:tab/></text:p>
      <text:p text:style-name="P2"/>
      <text:p text:style-name="P2"><text:tab/>return 0;</text:p>
      <text:p text:style-name="P2"/>
      <text:p text:style-name="P2">}</text:p>
      <text:p text:style-name="P2"/>
      <text:p text:style-name="P2">============================================================</text:p>
      <text:p text:style-name="P2">Q.2.---------------------&gt;?</text:p>
      <text:p text:style-name="P2">------------&gt;</text:p>
      <text:p text:style-name="P3">SERVER:--------------------------</text:p>
      <text:p text:style-name="P2">tejas@tejas-VirtualBox:~/practice/Assignment_5_os$ gedit Assignment_5_q2_server.c</text:p>
      <text:p text:style-name="P2">tejas@tejas-VirtualBox:~/practice/Assignment_5_os$ gcc Assignment_5_q2_server.c -o fs</text:p>
      <text:p text:style-name="P2">tejas@tejas-VirtualBox:~/practice/Assignment_5_os$ ./fs</text:p>
      <text:p text:style-name="P2"><text:soft-page-break/>SERVER: </text:p>
      <text:p text:style-name="P2">SERVER: Recived string: Hello</text:p>
      <text:p text:style-name="P2"><text:s/></text:p>
      <text:p text:style-name="P2">Hi</text:p>
      <text:p text:style-name="P2">SERVER: Recived string: Hello to ACTS</text:p>
      <text:p text:style-name="P2"><text:s/></text:p>
      <text:p text:style-name="P2">Hello to CDAC</text:p>
      <text:p text:style-name="P2">^C</text:p>
      <text:p text:style-name="P2">tejas@tejas-VirtualBox:~/practice/Assignment_5_os$ </text:p>
      <text:p text:style-name="P2"/>
      <text:p text:style-name="P3">CLIENT:-------------------------------</text:p>
      <text:p text:style-name="P2">tejas@tejas-VirtualBox:~/practice/Assignment_5_os$ gedit Assignment_5_q2_clent.c</text:p>
      <text:p text:style-name="P2">tejas@tejas-VirtualBox:~/practice/Assignment_5_os$ gcc Assignment_5_q2_clent.c -o fc</text:p>
      <text:p text:style-name="P2">tejas@tejas-VirtualBox:~/practice/Assignment_5_os$ ./fc</text:p>
      <text:p text:style-name="P2">CLIENT: Send Message:</text:p>
      <text:p text:style-name="P2">Enter String: Hello</text:p>
      <text:p text:style-name="P2">CLIENT: Recived String: Hi</text:p>
      <text:p text:style-name="P2"/>
      <text:p text:style-name="P2">Enter String: Hello to ACTS</text:p>
      <text:p text:style-name="P2">CLIENT: Recived String: Hello to CDAC</text:p>
      <text:p text:style-name="P2"/>
      <text:p text:style-name="P2">Enter String: ^C</text:p>
      <text:p text:style-name="P2">tejas@tejas-VirtualBox:~/practice/Assignment_5_os$ </text:p>
      <text:p text:style-name="P2">------------------------------------------------------------------------------------------------------</text:p>
      <text:p text:style-name="P4">Server.c</text:p>
      <text:p text:style-name="P6">#include&lt;stdio.h&gt;</text:p>
      <text:p text:style-name="P6">#include&lt;unistd.h&gt;</text:p>
      <text:p text:style-name="P6">#include&lt;stdlib.h&gt;</text:p>
      <text:p text:style-name="P6">#include&lt;sys/types.h&gt;</text:p>
      <text:p text:style-name="P6">#include&lt;sys/stat.h&gt;</text:p>
      <text:p text:style-name="P6">#include&lt;fcntl.h&gt;</text:p>
      <text:p text:style-name="P6">#include&lt;string.h&gt;</text:p>
      <text:p text:style-name="P6">#define FIFO_FILE "fifo_twoway"</text:p>
      <text:p text:style-name="P6"/>
      <text:p text:style-name="P6">int main()</text:p>
      <text:p text:style-name="P6">{</text:p>
      <text:p text:style-name="P6"><text:tab/>int fd1;</text:p>
      <text:p text:style-name="P6"><text:tab/>int read_bytes;</text:p>
      <text:p text:style-name="P6"><text:tab/>char readmessage[40];</text:p>
      <text:p text:style-name="P6"><text:tab/>char writemessage[40];</text:p>
      <text:p text:style-name="P6"><text:tab/>mkfifo(FIFO_FILE, S_IFIFO|0640);</text:p>
      <text:p text:style-name="P6"><text:tab/>printf("SERVER: \n");</text:p>
      <text:p text:style-name="P6"><text:tab/>while(1)</text:p>
      <text:p text:style-name="P6"><text:soft-page-break/><text:tab/>{</text:p>
      <text:p text:style-name="P6"><text:tab/><text:tab/>fd1 = open(FIFO_FILE, O_RDONLY);</text:p>
      <text:p text:style-name="P6"><text:tab/><text:tab/>read_bytes= read(fd1, readmessage, sizeof(readmessage));</text:p>
      <text:p text:style-name="P6"><text:tab/><text:tab/>readmessage[read_bytes] = '\0';</text:p>
      <text:p text:style-name="P6"><text:tab/><text:tab/>printf("SERVER: Recived string: %s \n",readmessage);</text:p>
      <text:p text:style-name="P6"><text:tab/><text:tab/>close(fd1);</text:p>
      <text:p text:style-name="P6"><text:tab/><text:tab/>fd1 = open(FIFO_FILE, O_WRONLY);</text:p>
      <text:p text:style-name="P6"><text:tab/><text:tab/>fgets(writemessage, sizeof(writemessage),stdin);</text:p>
      <text:p text:style-name="P6"><text:tab/><text:tab/>//printf("SERVER: SEnding reply:\"%s\".",readmessage);</text:p>
      <text:p text:style-name="P6"><text:tab/><text:tab/>write(fd1, writemessage, sizeof (writemessage));</text:p>
      <text:p text:style-name="P6"><text:tab/><text:tab/>sleep(2);</text:p>
      <text:p text:style-name="P6"><text:tab/><text:tab/>close(fd1);</text:p>
      <text:p text:style-name="P6"><text:tab/>}</text:p>
      <text:p text:style-name="P6"><text:tab/></text:p>
      <text:p text:style-name="P6"><text:tab/>return 0;</text:p>
      <text:p text:style-name="P6">}</text:p>
      <text:p text:style-name="P6"/>
      <text:p text:style-name="P4">Client.c</text:p>
      <text:p text:style-name="P6">#include&lt;stdio.h&gt;</text:p>
      <text:p text:style-name="P6">#include&lt;unistd.h&gt;</text:p>
      <text:p text:style-name="P6">#include&lt;stdlib.h&gt;</text:p>
      <text:p text:style-name="P6">#include&lt;sys/types.h&gt;</text:p>
      <text:p text:style-name="P6">#include&lt;sys/stat.h&gt;</text:p>
      <text:p text:style-name="P6">#include&lt;fcntl.h&gt;</text:p>
      <text:p text:style-name="P6">#include&lt;string.h&gt;</text:p>
      <text:p text:style-name="P6">#define FIFO_FILE "fifo_twoway"</text:p>
      <text:p text:style-name="P6">int main()</text:p>
      <text:p text:style-name="P6">{</text:p>
      <text:p text:style-name="P6"><text:tab/>int fds, read_bytes, strlength;</text:p>
      <text:p text:style-name="P6"><text:tab/>char writemessage[40];</text:p>
      <text:p text:style-name="P6"><text:tab/>char readmessage[40];</text:p>
      <text:p text:style-name="P6"><text:tab/>mkfifo(FIFO_FILE, 0666);</text:p>
      <text:p text:style-name="P6"><text:tab/>printf("CLIENT: Send Message:\n");</text:p>
      <text:p text:style-name="P6"><text:tab/>while(1)</text:p>
      <text:p text:style-name="P6"><text:tab/>{</text:p>
      <text:p text:style-name="P6"><text:tab/><text:tab/>fds = open(FIFO_FILE, O_CREAT|O_WRONLY);</text:p>
      <text:p text:style-name="P6"><text:tab/><text:tab/>printf("Enter String: ");</text:p>
      <text:p text:style-name="P6"><text:tab/><text:tab/>fgets(writemessage, sizeof(writemessage), stdin);</text:p>
      <text:p text:style-name="P6"><text:tab/><text:tab/>strlength = strlen(writemessage);</text:p>
      <text:p text:style-name="P6"><text:tab/><text:tab/>readmessage[strlength -1] = '\0';</text:p>
      <text:p text:style-name="P6"><text:tab/><text:tab/>write(fds, writemessage, strlen(writemessage));</text:p>
      <text:p text:style-name="P6"><text:tab/><text:tab/>close(fds);</text:p>
      <text:p text:style-name="P6"><text:tab/><text:tab/>fds = open(FIFO_FILE, O_RDONLY);</text:p>
      <text:p text:style-name="P6"><text:tab/><text:tab/>read_bytes=read(fds,readmessage,sizeof(readmessage));</text:p>
      <text:p text:style-name="P6"><text:tab/><text:tab/>readmessage[read_bytes] ='\0';</text:p>
      <text:p text:style-name="P6"><text:soft-page-break/><text:tab/><text:tab/>printf("CLIENT: Recived String: %s\n",readmessage);</text:p>
      <text:p text:style-name="P6"><text:tab/><text:tab/>close(fds);</text:p>
      <text:p text:style-name="P6"><text:tab/>}</text:p>
      <text:p text:style-name="P6"><text:tab/><text:tab/></text:p>
      <text:p text:style-name="P6"><text:tab/><text:tab/>return 0;</text:p>
      <text:p text:style-name="P6"/>
      <text:p text:style-name="P6">}</text:p>
      <text:p text:style-name="P6">=============================================================</text:p>
      <text:p text:style-name="P6"/>
      <text:p text:style-name="P7">Q.3.-------------&gt;</text:p>
      <text:p text:style-name="P7">-------------&gt;</text:p>
      <text:p text:style-name="P7">-------------------------------------<text:span text:style-name="T3">--</text:span><text:span text:style-name="T4">SERVER--</text:span><text:span text:style-name="T1">------------------------------------</text:span></text:p>
      <text:p text:style-name="P7">#include&lt;sys/ipc.h&gt;</text:p>
      <text:p text:style-name="P7">#include&lt;stdio.h&gt;</text:p>
      <text:p text:style-name="P7">#include&lt;stdlib.h&gt;</text:p>
      <text:p text:style-name="P7">#include&lt;sys/shm.h&gt;</text:p>
      <text:p text:style-name="P7">#include&lt;unistd.h&gt;</text:p>
      <text:p text:style-name="P7"/>
      <text:p text:style-name="P7">int main()</text:p>
      <text:p text:style-name="P7">{</text:p>
      <text:p text:style-name="P7">int shmid;</text:p>
      <text:p text:style-name="P7">char msg[100];</text:p>
      <text:p text:style-name="P7">void *shmp;</text:p>
      <text:p text:style-name="P7"/>
      <text:p text:style-name="P7">shmid= shmget((key_t)2546, 1024, 0644|IPC_CREAT);</text:p>
      <text:p text:style-name="P7">printf("Key to shared memory is: %d\n",shmid);</text:p>
      <text:p text:style-name="P7">if(shmid==-1)</text:p>
      <text:p text:style-name="P7">{</text:p>
      <text:p text:style-name="P7">perror("Shared Memory");</text:p>
      <text:p text:style-name="P7">return 1;</text:p>
      <text:p text:style-name="P7">}</text:p>
      <text:p text:style-name="P7"/>
      <text:p text:style-name="P7">shmp=shmat(shmid,NULL,0);</text:p>
      <text:p text:style-name="P7">if(shmid==(void*)-1)</text:p>
      <text:p text:style-name="P7">{</text:p>
      <text:p text:style-name="P7"><text:tab/>perror("Shared memory attach");</text:p>
      <text:p text:style-name="P7"><text:tab/>return 1;</text:p>
      <text:p text:style-name="P7">}</text:p>
      <text:p text:style-name="P7"/>
      <text:p text:style-name="P7">printf("Process Attached at %p\n",shmp);</text:p>
      <text:p text:style-name="P7">printf("Enter data into Shared memory\n");</text:p>
      <text:p text:style-name="P7">read(0,msg,100);</text:p>
      <text:p text:style-name="P7">strcpy(shmp,msg);</text:p>
      <text:p text:style-name="P7">printf("You wrote: %s\n",(char*)shmp);</text:p>
      <text:p text:style-name="P7"/>
      <text:p text:style-name="P7"><text:soft-page-break/>if(shmdt(shmp)==-1)</text:p>
      <text:p text:style-name="P7">{</text:p>
      <text:p text:style-name="P7"><text:tab/>perror("shmdt");</text:p>
      <text:p text:style-name="P7"><text:tab/>return 1;</text:p>
      <text:p text:style-name="P7">}</text:p>
      <text:p text:style-name="P7">printf("Writing Process:Complete\n");</text:p>
      <text:p text:style-name="P7">return 0;</text:p>
      <text:p text:style-name="P7"/>
      <text:p text:style-name="P7">}</text:p>
      <text:p text:style-name="P7"/>
      <text:p text:style-name="P7">tejas@tejas-VirtualBox:~/practice/Assignment_5_os$ gedit Assignment_5_q3_server.c</text:p>
      <text:p text:style-name="P7">tejas@tejas-VirtualBox:~/practice/Assignment_5_os$ gcc Assignment_5_q3_server.c -o server</text:p>
      <text:p text:style-name="P7">tejas@tejas-VirtualBox:~/practice/Assignment_5_os$ ./server</text:p>
      <text:p text:style-name="P7">Key to shared memory is: 163892</text:p>
      <text:p text:style-name="P7">Process Attached at 0x7f4d322f2000</text:p>
      <text:p text:style-name="P7">Enter data into Shared memory</text:p>
      <text:p text:style-name="P7">HII There </text:p>
      <text:p text:style-name="P7">You wrote: HII There</text:p>
      <text:p text:style-name="P7"/>
      <text:p text:style-name="P7">Writing Process:Complete</text:p>
      <text:p text:style-name="P7">tejas@tejas-VirtualBox:~/practice/Assignment_5_os$ ./server</text:p>
      <text:p text:style-name="P7">Key to shared memory is: 163892</text:p>
      <text:p text:style-name="P7">Process Attached at 0x7f47aecc4000</text:p>
      <text:p text:style-name="P7">Enter data into Shared memory</text:p>
      <text:p text:style-name="P7">10</text:p>
      <text:p text:style-name="P7">You wrote: 10</text:p>
      <text:p text:style-name="P7"/>
      <text:p text:style-name="P7">Writing Process:Complete</text:p>
      <text:p text:style-name="P7">tejas@tejas-VirtualBox:~/practice/Assignment_5_os$ gedit Assignment_5_q3_server.c</text:p>
      <text:p text:style-name="P7">tejas@tejas-VirtualBox:~/practice/Assignment_5_os$ </text:p>
      <text:p text:style-name="P7"/>
      <text:p text:style-name="P7"/>
      <text:p text:style-name="P7">-----------------------------------------------------------------------------------------------</text:p>
      <text:p text:style-name="P7"/>
      <text:p text:style-name="P7"/>
      <text:p text:style-name="P7"/>
      <text:p text:style-name="P5"><text:span text:style-name="T5">C</text:span>lient 1</text:p>
      <text:p text:style-name="P8"/>
      <text:p text:style-name="P6"/>
      <text:p text:style-name="P6">#include&lt;stdio.h&gt;</text:p>
      <text:p text:style-name="P6">#include&lt;stdlib.h&gt;</text:p>
      <text:p text:style-name="P6">#include&lt;sys/shm.h&gt;</text:p>
      <text:p text:style-name="P6"><text:soft-page-break/>#include&lt;unistd.h&gt;</text:p>
      <text:p text:style-name="P6">#include&lt;string.h&gt;</text:p>
      <text:p text:style-name="P6"/>
      <text:p text:style-name="P6">int main()</text:p>
      <text:p text:style-name="P6">{</text:p>
      <text:p text:style-name="P6"><text:tab/>void *shmp;</text:p>
      <text:p text:style-name="P6"><text:tab/>char buff[100];</text:p>
      <text:p text:style-name="P6"><text:tab/>int shmid;</text:p>
      <text:p text:style-name="P6"><text:tab/>shmid=shmget((key_t)2546, 1024, 0644);</text:p>
      <text:p text:style-name="P6"><text:tab/>printf("Key of shared memory is %d\n",shmid);</text:p>
      <text:p text:style-name="P6"><text:tab/>shmp=shmat(shmid,NULL,0);</text:p>
      <text:p text:style-name="P6"><text:tab/>printf("Process attached at %p\n",shmp);</text:p>
      <text:p text:style-name="P6"><text:tab/>printf("Data read from shared memory is: %s\n",(char*)shmp);</text:p>
      <text:p text:style-name="P6"><text:tab/></text:p>
      <text:p text:style-name="P6"><text:tab/>if(shmdt(shmp)==-1)</text:p>
      <text:p text:style-name="P6"><text:tab/>{</text:p>
      <text:p text:style-name="P6"><text:tab/>perror("Shared memory Detached\n");</text:p>
      <text:p text:style-name="P6"><text:tab/>return 1;</text:p>
      <text:p text:style-name="P6"><text:tab/>}</text:p>
      <text:p text:style-name="P6"/>
      <text:p text:style-name="P6">}</text:p>
      <text:p text:style-name="P6"/>
      <text:p text:style-name="P6">tejas@tejas-VirtualBox:~/practice/Assignment_5_os$ gedit Assignment_5_q3_client1.c</text:p>
      <text:p text:style-name="P6">tejas@tejas-VirtualBox:~/practice/Assignment_5_os$ gcc Assignment_5_q3_client1.c -o client1</text:p>
      <text:p text:style-name="P6">tejas@tejas-VirtualBox:~/practice/Assignment_5_os$ ./client1</text:p>
      <text:p text:style-name="P6">Key of shared memory is 163892</text:p>
      <text:p text:style-name="P6">Process attached at 0x7f95d25f1000</text:p>
      <text:p text:style-name="P6">Data read from shared memory is: HII There</text:p>
      <text:p text:style-name="P6"/>
      <text:p text:style-name="P6">tejas@tejas-VirtualBox:~/practice/Assignment_5_os$ ./client1</text:p>
      <text:p text:style-name="P6">Key of shared memory is 163892</text:p>
      <text:p text:style-name="P6">Process attached at 0x7f80948d8000</text:p>
      <text:p text:style-name="P6">Data read from shared memory is: 10</text:p>
      <text:p text:style-name="P6"/>
      <text:p text:style-name="P6">tejas@tejas-VirtualBox:~/practice/Assignment_5_os$ </text:p>
      <text:p text:style-name="P6"/>
      <text:p text:style-name="P6"/>
      <text:p text:style-name="P6">------------------------------------------------------------------------------------------------</text:p>
      <text:p text:style-name="P8"/>
      <text:p text:style-name="P8"/>
      <text:p text:style-name="P8"/>
      <text:p text:style-name="P5"><text:span text:style-name="T5">C</text:span>lient 2</text:p>
      <text:p text:style-name="P8"/>
      <text:p text:style-name="P8"><text:soft-page-break/>#include&lt;stdio.h&gt;</text:p>
      <text:p text:style-name="P8">#include&lt;stdlib.h&gt;</text:p>
      <text:p text:style-name="P8">#include&lt;sys/shm.h&gt;</text:p>
      <text:p text:style-name="P8">#include&lt;unistd.h&gt;</text:p>
      <text:p text:style-name="P8">#include&lt;string.h&gt;</text:p>
      <text:p text:style-name="P8"><text:s/>int main()</text:p>
      <text:p text:style-name="P8"><text:s/>{</text:p>
      <text:p text:style-name="P8"><text:s/><text:tab/>void *shmps;</text:p>
      <text:p text:style-name="P8"><text:s/><text:tab/>char buff[100];</text:p>
      <text:p text:style-name="P8"><text:s/><text:tab/>int shmid;</text:p>
      <text:p text:style-name="P8"><text:s/><text:tab/>shmid=shmget((key_t)2546,1024, 0644);</text:p>
      <text:p text:style-name="P8"><text:s/><text:tab/>printf("Shared memory key is %d\n",shmid);</text:p>
      <text:p text:style-name="P8"><text:s/><text:tab/>shmps=shmat(shmid,NULL,0);</text:p>
      <text:p text:style-name="P8"><text:s/><text:tab/>printf("Process attached at %p\n",shmps);</text:p>
      <text:p text:style-name="P8"><text:s/><text:tab/>printf("Data from Shared memory is: %s\n",(char*)shmps);</text:p>
      <text:p text:style-name="P8"><text:s/><text:tab/></text:p>
      <text:p text:style-name="P8"><text:s/><text:tab/>if(shmdt(shmps)==-1)</text:p>
      <text:p text:style-name="P8"><text:s/><text:tab/>{</text:p>
      <text:p text:style-name="P8"><text:s/><text:tab/>printf("Shared memory Detached\n");</text:p>
      <text:p text:style-name="P8"><text:s/><text:tab/>return 1;</text:p>
      <text:p text:style-name="P8"><text:s/><text:tab/>}</text:p>
      <text:p text:style-name="P8"><text:s/>}</text:p>
      <text:p text:style-name="P8"><text:s/></text:p>
      <text:p text:style-name="P8">tejas@tejas-VirtualBox:~/practice/Assignment_5_os$ gedit Assignment_5_q3_client2.c</text:p>
      <text:p text:style-name="P8">tejas@tejas-VirtualBox:~/practice/Assignment_5_os$ gcc Assignment_5_q3_client2.c -o client2</text:p>
      <text:p text:style-name="P8">tejas@tejas-VirtualBox:~/practice/Assignment_5_os$ ./client2</text:p>
      <text:p text:style-name="P8">Shared memory key is 163892</text:p>
      <text:p text:style-name="P8">Process attached at 0x7fcb0f3c6000</text:p>
      <text:p text:style-name="P8">Data from Shared memory is: HII There</text:p>
      <text:p text:style-name="P8"/>
      <text:p text:style-name="P8">tejas@tejas-VirtualBox:~/practice/Assignment_5_os$ ./client2</text:p>
      <text:p text:style-name="P8">Shared memory key is 163892</text:p>
      <text:p text:style-name="P8">Process attached at 0x7f62d2915000</text:p>
      <text:p text:style-name="P8">Data from Shared memory is: 10</text:p>
      <text:p text:style-name="P8"/>
      <text:p text:style-name="P8"/>
      <text:p text:style-name="P8"/>
      <text:p text:style-name="P8"/>
      <text:p text:style-name="P8"><text:s/><text:span text:style-name="T2">============================================================</text:span></text:p>
      <text:p text:style-name="P8"><text:s/></text:p>
      <text:p text:style-name="P8"><text:s/></text:p>
      <text:p text:style-name="P8"/>
      <text:p text:style-name="P8"/>
      <text:p text:style-name="P10"><text:soft-page-break/>Q.4---------------&gt;</text:p>
      <text:p text:style-name="P10">-----------&gt;</text:p>
      <text:p text:style-name="P11">Server:</text:p>
      <text:p text:style-name="P10">tejas@tejas-VirtualBox:~/practice/Assignment_5_os$ gedit Assignment_5_q4_c2.c</text:p>
      <text:p text:style-name="P10">tejas@tejas-VirtualBox:~/practice/Assignment_5_os$ gcc Assignment_5_q4_c2.c</text:p>
      <text:p text:style-name="P10">tejas@tejas-VirtualBox:~/practice/Assignment_5_os$ gcc Assignment_5_q4_server.c -o s</text:p>
      <text:p text:style-name="P10">tejas@tejas-VirtualBox:~/practice/Assignment_5_os$ ./s</text:p>
      <text:p text:style-name="P10">Enter message for the First Process: : Have a Nice day!</text:p>
      <text:p text:style-name="P10">Message Sent</text:p>
      <text:p text:style-name="P10">Enter message for the Second Process: : Hello, Good to see you</text:p>
      <text:p text:style-name="P10">Message Sent</text:p>
      <text:p text:style-name="P10">tejas@tejas-VirtualBox:~/practice/Assignment_5_os$ </text:p>
      <text:p text:style-name="P10"/>
      <text:p text:style-name="P11">Client 1:</text:p>
      <text:p text:style-name="P10"/>
      <text:p text:style-name="P10">tejas@tejas-VirtualBox:~/practice/Assignment_5_os$ gedit Assignment_5_q4_c1.c</text:p>
      <text:p text:style-name="P10">tejas@tejas-VirtualBox:~/practice/Assignment_5_os$ gcc Assignment_5_q4_c1.c -o c1</text:p>
      <text:p text:style-name="P10">tejas@tejas-VirtualBox:~/practice/Assignment_5_os$ ./c1</text:p>
      <text:p text:style-name="P10">Have a Nice day!</text:p>
      <text:p text:style-name="P10">tejas@tejas-VirtualBox:~/practice/Assignment_5_os$ </text:p>
      <text:p text:style-name="P10"/>
      <text:p text:style-name="P11">Client 2:</text:p>
      <text:p text:style-name="P10">tejas@tejas-VirtualBox:~/practice/Assignment_5_os$ gedit Assignment_5_q4_c2.c</text:p>
      <text:p text:style-name="P10">tejas@tejas-VirtualBox:~/practice/Assignment_5_os$ gcc Assignment_5_q4_c2.c -o c2</text:p>
      <text:p text:style-name="P10">tejas@tejas-VirtualBox:~/practice/Assignment_5_os$ ./c2</text:p>
      <text:p text:style-name="P10">Hello, Good to see you</text:p>
      <text:p text:style-name="P10">tejas@tejas-VirtualBox:~/practice/Assignment_5_os$ 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7:40:43.685294619</meta:creation-date>
    <dc:date>2022-03-24T17:19:12.650269327</dc:date>
    <meta:editing-duration>PT1H21M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9" meta:paragraph-count="326" meta:word-count="760" meta:character-count="9055" meta:non-whitespace-character-count="8396"/>
  </office:meta>
</office:document-meta>
</file>